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3819in" fo:break-before="auto" style:use-optimal-row-height="false"/>
    </style:style>
    <style:style style:name="ro3" style:family="table-row">
      <style:table-row-properties style:row-height="1.3543in" fo:break-before="auto" style:use-optimal-row-height="false"/>
    </style:style>
    <style:style style:name="ro4" style:family="table-row">
      <style:table-row-properties style:row-height="1.3264in" fo:break-before="auto" style:use-optimal-row-height="false"/>
    </style:style>
    <style:style style:name="ro5" style:family="table-row">
      <style:table-row-properties style:row-height="1.9618in" fo:break-before="auto" style:use-optimal-row-height="false"/>
    </style:style>
    <style:style style:name="ro6" style:family="table-row">
      <style:table-row-properties style:row-height="1.6028in" fo:break-before="auto" style:use-optimal-row-height="false"/>
    </style:style>
    <style:style style:name="ro7" style:family="table-row">
      <style:table-row-properties style:row-height="2.0035in" fo:break-before="auto" style:use-optimal-row-height="false"/>
    </style:style>
    <style:style style:name="ro8" style:family="table-row">
      <style:table-row-properties style:row-height="2.0173in" fo:break-before="auto" style:use-optimal-row-height="false"/>
    </style:style>
    <style:style style:name="ro9" style:family="table-row">
      <style:table-row-properties style:row-height="1.4646in" fo:break-before="auto" style:use-optimal-row-height="false"/>
    </style:style>
    <style:style style:name="ro10" style:family="table-row">
      <style:table-row-properties style:row-height="1.4091in" fo:break-before="auto" style:use-optimal-row-height="false"/>
    </style:style>
    <style:style style:name="ro11" style:family="table-row">
      <style:table-row-properties style:row-height="1.3126in" fo:break-before="auto" style:use-optimal-row-height="false"/>
    </style:style>
    <style:style style:name="ro12" style:family="table-row">
      <style:table-row-properties style:row-height="1.1882in" fo:break-before="auto" style:use-optimal-row-height="false"/>
    </style:style>
    <style:style style:name="ro13" style:family="table-row">
      <style:table-row-properties style:row-height="1.2437in" fo:break-before="auto" style:use-optimal-row-height="false"/>
    </style:style>
    <style:style style:name="ro14" style:family="table-row">
      <style:table-row-properties style:row-height="1.3402in" fo:break-before="auto" style:use-optimal-row-height="false"/>
    </style:style>
    <style:style style:name="ro15" style:family="table-row">
      <style:table-row-properties style:row-height="1.6992in" fo:break-before="auto" style:use-optimal-row-height="false"/>
    </style:style>
    <style:style style:name="ro16" style:family="table-row">
      <style:table-row-properties style:row-height="2.1972in" fo:break-before="auto" style:use-optimal-row-height="false"/>
    </style:style>
    <style:style style:name="ro17" style:family="table-row">
      <style:table-row-properties style:row-height="1.6854in" fo:break-before="auto" style:use-optimal-row-height="false"/>
    </style:style>
    <style:style style:name="ro18" style:family="table-row">
      <style:table-row-properties style:row-height="2.8602in" fo:break-before="auto" style:use-optimal-row-height="false"/>
    </style:style>
    <style:style style:name="ro19" style:family="table-row">
      <style:table-row-properties style:row-height="2.722in" fo:break-before="auto" style:use-optimal-row-height="false"/>
    </style:style>
    <style:style style:name="ro20" style:family="table-row">
      <style:table-row-properties style:row-height="2.8047in" fo:break-before="auto" style:use-optimal-row-height="false"/>
    </style:style>
    <style:style style:name="ro21" style:family="table-row">
      <style:table-row-properties style:row-height="2.3902in" fo:break-before="auto" style:use-optimal-row-height="false"/>
    </style:style>
    <style:style style:name="ro22" style:family="table-row">
      <style:table-row-properties style:row-height="2.3075in" fo:break-before="auto" style:use-optimal-row-height="false"/>
    </style:style>
    <style:style style:name="ro23" style:family="table-row">
      <style:table-row-properties style:row-height="2.6807in" fo:break-before="auto" style:use-optimal-row-height="false"/>
    </style:style>
    <style:style style:name="ro24" style:family="table-row">
      <style:table-row-properties style:row-height="2.3902in" fo:break-before="auto" style:use-optimal-row-height="true"/>
    </style:style>
    <style:style style:name="ro25" style:family="table-row">
      <style:table-row-properties style:row-height="2.5008in" fo:break-before="auto" style:use-optimal-row-height="false"/>
    </style:style>
    <style:style style:name="ro26" style:family="table-row">
      <style:table-row-properties style:row-height="2.3626in" fo:break-before="auto" style:use-optimal-row-height="false"/>
    </style:style>
    <style:style style:name="ro27" style:family="table-row">
      <style:table-row-properties style:row-height="2.252in" fo:break-before="auto" style:use-optimal-row-height="false"/>
    </style:style>
    <style:style style:name="ro28" style:family="table-row">
      <style:table-row-properties style:row-height="2.2382in" fo:break-before="auto" style:use-optimal-row-height="false"/>
    </style:style>
    <style:style style:name="ro29" style:family="table-row">
      <style:table-row-properties style:row-height="2.9429in" fo:break-before="auto" style:use-optimal-row-height="false"/>
    </style:style>
    <style:style style:name="ro30" style:family="table-row">
      <style:table-row-properties style:row-height="0.2189in" fo:break-before="auto" style:use-optimal-row-height="false"/>
    </style:style>
    <style:style style:name="ro31" style:family="table-row">
      <style:table-row-properties style:row-height="0.2083in" fo:break-before="auto" style:use-optimal-row-height="false"/>
    </style:style>
    <style:style style:name="ro32" style:family="table-row">
      <style:table-row-properties style:row-height="0.1783in" fo:break-before="auto" style:use-optimal-row-height="false"/>
    </style:style>
    <style:style style:name="ro33" style:family="table-row">
      <style:table-row-properties style:row-height="0.9374in" fo:break-before="auto" style:use-optimal-row-height="false"/>
    </style:style>
    <style:style style:name="ro34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6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Times New Roman" fo:font-size="16pt" style:font-size-asian="16pt" style:font-name-complex="Arial1" style:font-size-complex="16pt"/>
    </style:style>
    <style:style style:name="T9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ce11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6" office:value-type="string">
            <text:p>Priority</text:p>
          </table:table-cell>
          <table:table-cell table:style-name="ce17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12" office:value-type="string">
            <text:p><text:span text:style-name="T1">1 – </text:span><text:span text:style-name="T2">Logare cu </text:span><text:span text:style-name="T2">user și parolă </text:span><text:span text:style-name="T2">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>4. Asteptare </text:span><text:span text:style-name="T5">pagina </text:span><text:span text:style-name="T5">principala </text:span><text:span text:style-name="T5">(iconita cos)</text:span></text:p>
            <text:p><text:span text:style-name="T5"/></text:p>
          </table:table-cell>
          <table:table-cell table:style-name="ce21" office:value-type="string">
            <text:p>2. “standard_user”, “secret_sauce”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0"/>
          <table:table-cell table:style-name="ce24"/>
          <table:table-cell table:style-name="ce20"/>
          <table:table-cell table:number-columns-repeated="1014"/>
        </table:table-row>
        <table:table-row table:style-name="ro3">
          <table:covered-table-cell table:style-name="ce3"/>
          <table:table-cell table:style-name="ce12" office:value-type="string">
            <text:p><text:span text:style-name="T1">2 – </text:span><text:span text:style-name="T2">Logare cu </text:span><text:span text:style-name="T2">user valid și </text:span><text:span text:style-name="T2">parolă </text:span><text:span text:style-name="T2">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standard_user”, “abc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0"/>
          <table:table-cell table:style-name="ce24"/>
          <table:table-cell table:style-name="ce20"/>
          <table:table-cell table:number-columns-repeated="1014"/>
        </table:table-row>
        <table:table-row table:style-name="ro4">
          <table:covered-table-cell table:style-name="ce4"/>
          <table:table-cell table:style-name="ce12" office:value-type="string">
            <text:p><text:span text:style-name="T1">3-</text:span><text:span text:style-name="T2">Logare cu </text:span><text:span text:style-name="T2">user gol și </text:span><text:span text:style-name="T2">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”, “secret_sauce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0"/>
          <table:table-cell table:style-name="ce24"/>
          <table:table-cell table:style-name="ce20"/>
          <table:table-cell table:number-columns-repeated="1014"/>
        </table:table-row>
        <table:table-row table:style-name="ro4">
          <table:table-cell table:style-name="ce5"/>
          <table:table-cell table:style-name="ce12" office:value-type="string">
            <text:p><text:span text:style-name="T1">4- </text:span><text:span text:style-name="T2">Logare cu </text:span><text:span text:style-name="T2">user corect și </text:span><text:span text:style-name="T2">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standard_user”, “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3"/>
          <table:table-cell table:style-name="ce24"/>
          <table:table-cell table:style-name="ce20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5- </text:span><text:span text:style-name="T2">Delogare și </text:span><text:span text:style-name="T2">revenire la </text:span><text:span text:style-name="T2">interfața de </text:span><text:span text:style-name="T2">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9" office:value-type="string">
            <text:p><text:span text:style-name="T9"/></text:p>
            <text:p><text:span text:style-name="T8">1. Introducere </text:span><text:span text:style-name="T8">date în input-</text:span><text:span text:style-name="T8">uri</text:span></text:p>
            <text:p><text:span text:style-name="T8">2. Apăsare </text:span><text:span text:style-name="T8">buton </text:span><text:span text:style-name="T8">„Login”</text:span></text:p>
            <text:p><text:span text:style-name="T8">3. Așteptare </text:span><text:span text:style-name="T8">pagină </text:span><text:span text:style-name="T8">principală </text:span><text:span text:style-name="T8">(iconiță coș)</text:span></text:p>
            <text:p><text:span text:style-name="T8">4. Apăsare </text:span><text:span text:style-name="T8">meniu </text:span><text:span text:style-name="T8">„burger”</text:span></text:p>
            <text:p><text:span text:style-name="T8">5. Apăsare </text:span><text:span text:style-name="T8">opțiune </text:span><text:span text:style-name="T8">„Logout”</text:span></text:p>
            <text:p><text:span text:style-name="T8">6. Așteptare </text:span><text:span text:style-name="T8">redirecționare </text:span><text:span text:style-name="T8">către interfața </text:span><text:span text:style-name="T8">de login</text:span></text:p>
          </table:table-cell>
          <table:table-cell table:style-name="ce21" office:value-type="string">
            <text:p>2. “standard_user”, “secret_sauce”</text:p>
          </table:table-cell>
          <table:table-cell table:style-name="ce20" office:value-type="string">
            <text:p>Redirectionare catre pagina de login</text:p>
          </table:table-cell>
          <table:table-cell table:style-name="ce22"/>
          <table:table-cell table:style-name="ce24"/>
          <table:table-cell table:style-name="ce20"/>
          <table:table-cell table:number-columns-repeated="1014"/>
        </table:table-row>
        <table:table-row table:style-name="ro6">
          <table:table-cell table:style-name="ce6" office:value-type="string" table:number-columns-spanned="1" table:number-rows-spanned="3">
            <text:p>Pagina principală</text:p>
          </table:table-cell>
          <table:table-cell table:style-name="ce12" office:value-type="string">
            <text:p><text:span text:style-name="T1">6 – </text:span><text:span text:style-name="T3">Filtrare </text:span><text:span text:style-name="T3">după nume </text:span><text:span text:style-name="T3">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Apasare </text:span><text:span text:style-name="T5">buton </text:span><text:span text:style-name="T5">“Sortare”</text:span></text:p>
            <text:p><text:span text:style-name="T5">4. Sortare </text:span><text:span text:style-name="T5">crescator </text:span><text:span text:style-name="T5">dupa </text:span><text:span text:style-name="T5">nume(“Name </text:span><text:span text:style-name="T5">A toZ”)</text:span></text:p>
            <text:p><text:span text:style-name="T5">5.Verificare </text:span><text:span text:style-name="T5">afișare </text:span><text:span text:style-name="T5">produse în </text:span><text:span text:style-name="T5">ordine </text:span><text:span text:style-name="T5">crescătoare </text:span><text:span text:style-name="T5">alfabetic după </text:span><text:span text:style-name="T5">nume</text:span></text:p>
          </table:table-cell>
          <table:table-cell table:style-name="ce21"/>
          <table:table-cell table:style-name="ce21" office:value-type="string">
            <text:p>Produsele sunt afisate in ordine crescatoare alfabetic dupa nume</text:p>
          </table:table-cell>
          <table:table-cell table:style-name="ce9"/>
          <table:table-cell table:style-name="ce24"/>
          <table:table-cell table:style-name="ce26"/>
          <table:table-cell table:number-columns-repeated="1014"/>
        </table:table-row>
        <table:table-row table:style-name="ro7">
          <table:covered-table-cell table:style-name="ce3"/>
          <table:table-cell table:style-name="ce12" office:value-type="string">
            <text:p><text:span text:style-name="T1">7 – </text:span><text:span text:style-name="T3">Filtrare </text:span><text:span text:style-name="T3">după nume </text:span><text:span text:style-name="T3">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Apasare </text:span><text:span text:style-name="T5">buton </text:span><text:span text:style-name="T5">“Sortare”</text:span></text:p>
            <text:p><text:span text:style-name="T5">4. Sortare </text:span><text:span text:style-name="T5">descrescator </text:span><text:span text:style-name="T5">dupa </text:span><text:span text:style-name="T5">nume(“Name </text:span><text:span text:style-name="T5">Z to A”)</text:span></text:p>
            <text:p><text:span text:style-name="T5">5.Verificare </text:span><text:span text:style-name="T5">afișare </text:span><text:span text:style-name="T5">produse în </text:span><text:span text:style-name="T5">ordine des </text:span><text:span text:style-name="T5">crescătoare </text:span><text:span text:style-name="T5">alfabetic după </text:span><text:span text:style-name="T5">nume</text:span></text:p>
          </table:table-cell>
          <table:table-cell table:style-name="ce21"/>
          <table:table-cell table:style-name="ce20" office:value-type="string">
            <text:p><text:s/>Produsele sunt afișate în ordine alfabetică descrescătoare după nume</text:p>
          </table:table-cell>
          <table:table-cell table:style-name="ce9"/>
          <table:table-cell table:style-name="ce24"/>
          <table:table-cell table:style-name="ce26"/>
          <table:table-cell table:number-columns-repeated="1014"/>
        </table:table-row>
        <table:table-row table:style-name="ro8">
          <table:covered-table-cell table:style-name="ce4"/>
          <table:table-cell table:style-name="ce12" office:value-type="string">
            <text:p><text:span text:style-name="T1">8- </text:span><text:span text:style-name="T3">Filtrare </text:span><text:span text:style-name="T3">după preț </text:span><text:span text:style-name="T3">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Apasare </text:span><text:span text:style-name="T5">buton </text:span><text:span text:style-name="T5">“Sortare”</text:span></text:p>
            <text:p><text:span text:style-name="T5">4. Sortare </text:span><text:span text:style-name="T5">crescator </text:span><text:span text:style-name="T5">dupa </text:span><text:span text:style-name="T5">pret(“price </text:span><text:span text:style-name="T5">low to high”)</text:span></text:p>
            <text:p><text:span text:style-name="T5">5.Verificare </text:span><text:span text:style-name="T5">afișare </text:span><text:span text:style-name="T5">produse în </text:span><text:span text:style-name="T5">ordine </text:span><text:span text:style-name="T5">crescătoare </text:span><text:span text:style-name="T5">după pret</text:span></text:p>
          </table:table-cell>
          <table:table-cell table:style-name="ce21"/>
          <table:table-cell table:style-name="ce21" office:value-type="string">
            <text:p>Produsele sunt afișate în ordine crescătoare după preț</text:p>
          </table:table-cell>
          <table:table-cell table:style-name="ce9"/>
          <table:table-cell table:style-name="ce24"/>
          <table:table-cell table:style-name="ce26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9- </text:span><text:span text:style-name="T4">Filtrare </text:span><text:span text:style-name="T4">după preț </text:span><text:span text:style-name="T4">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Apasare </text:span><text:span text:style-name="T5">buton </text:span><text:span text:style-name="T5">“Sortare”</text:span></text:p>
            <text:p><text:span text:style-name="T5">4. Sortare </text:span><text:span text:style-name="T5">descrescator </text:span><text:span text:style-name="T5">dupa pret </text:span><text:span text:style-name="T5">(“Price high </text:span><text:span text:style-name="T5">to low”)</text:span></text:p>
            <text:p><text:span text:style-name="T5">5.Verificare </text:span><text:span text:style-name="T5">afișare </text:span><text:span text:style-name="T5">produse în </text:span><text:span text:style-name="T5">ordine des </text:span><text:span text:style-name="T5">crescătoare </text:span><text:span text:style-name="T5">după pret</text:span></text:p>
          </table:table-cell>
          <table:table-cell table:style-name="ce21"/>
          <table:table-cell table:style-name="ce20" office:value-type="string">
            <text:p>Produsele sunt afișate în ordine descrescătoare după preț</text:p>
          </table:table-cell>
          <table:table-cell table:style-name="ce9"/>
          <table:table-cell table:style-name="ce24"/>
          <table:table-cell table:style-name="ce26"/>
          <table:table-cell table:number-columns-repeated="1014"/>
        </table:table-row>
        <table:table-row table:style-name="ro9">
          <table:table-cell table:style-name="ce5"/>
          <table:table-cell table:style-name="ce13" office:value-type="string">
            <text:p><text:span text:style-name="T1">10- </text:span><text:span text:style-name="T3">Adăugare </text:span><text:span text:style-name="T3">produs în coș</text:span><text:span text:style-name="T2">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Apasare </text:span><text:span text:style-name="T5">buton “Add to </text:span><text:span text:style-name="T5">cart” pentru </text:span><text:span text:style-name="T5">un produs</text:span></text:p>
            <text:p><text:span text:style-name="T5">4. Verificare </text:span><text:span text:style-name="T5">transformare </text:span><text:span text:style-name="T5">buton “Add to </text:span><text:span text:style-name="T5">cart” in </text:span><text:span text:style-name="T5">“Remove”</text:span></text:p>
          </table:table-cell>
          <table:table-cell table:style-name="ce21"/>
          <table:table-cell table:style-name="ce20" office:value-type="string">
            <text:p>Butonul „Add to cart” se transformă în „Remove”.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10">
          <table:table-cell table:style-name="ce7" office:value-type="string" table:number-columns-spanned="1" table:number-rows-spanned="3">
            <text:p>Pagina individuală a produsului</text:p>
          </table:table-cell>
          <table:table-cell table:style-name="ce12" office:value-type="string">
            <text:p><text:span text:style-name="T1">11– </text:span><text:span text:style-name="T3">Navigare </text:span><text:span text:style-name="T3">către pagina </text:span><text:span text:style-name="T3">produsului </text:span><text:span text:style-name="T3">prin click pe </text:span><text:span text:style-name="T3">num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nume </text:span><text:span text:style-name="T5">produs</text:span></text:p>
            <text:p><text:span text:style-name="T5">4. Asteptare </text:span><text:span text:style-name="T5">afisare </text:span><text:span text:style-name="T5">denumire </text:span><text:span text:style-name="T5">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11">
          <table:covered-table-cell table:style-name="ce3"/>
          <table:table-cell table:style-name="ce12" office:value-type="string">
            <text:p><text:span text:style-name="T1">12 – </text:span><text:span text:style-name="T3">Navigare </text:span><text:span text:style-name="T3">către pagina </text:span><text:span text:style-name="T3">produsului </text:span><text:span text:style-name="T3">prin click pe </text:span><text:span text:style-name="T3">poz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poza </text:span><text:span text:style-name="T5">produs</text:span></text:p>
            <text:p><text:span text:style-name="T5">4. Asteptare </text:span><text:span text:style-name="T5">afisare </text:span><text:span text:style-name="T5">denumire </text:span><text:span text:style-name="T5">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12">
          <table:covered-table-cell table:style-name="ce4"/>
          <table:table-cell table:style-name="ce12" office:value-type="string">
            <text:p><text:span text:style-name="T1">13- </text:span><text:span text:style-name="T3">Afișare </text:span><text:span text:style-name="T3">denumire </text:span><text:span text:style-name="T3">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nume </text:span><text:span text:style-name="T5">produs</text:span></text:p>
            <text:p><text:span text:style-name="T5">4. Asteptare </text:span><text:span text:style-name="T5">afisare </text:span><text:span text:style-name="T5">denumire </text:span><text:span text:style-name="T5">produs</text:span></text:p>
          </table:table-cell>
          <table:table-cell table:style-name="ce21"/>
          <table:table-cell table:style-name="ce21" office:value-type="string">
            <text:p>Denumirea produsului afisata pe pagina individuala corespunde produsului selectat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13">
          <table:table-cell table:style-name="ce5"/>
          <table:table-cell table:style-name="ce12" office:value-type="string">
            <text:p><text:span text:style-name="T1">14- </text:span><text:span text:style-name="T4">Afișare </text:span><text:span text:style-name="T4">imagine </text:span><text:span text:style-name="T4">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poza </text:span><text:span text:style-name="T5">produs</text:span></text:p>
            <text:p><text:span text:style-name="T5">4. Asteptare </text:span><text:span text:style-name="T5">imagine </text:span><text:span text:style-name="T5">produs</text:span></text:p>
          </table:table-cell>
          <table:table-cell table:style-name="ce21"/>
          <table:table-cell table:style-name="ce20" office:value-type="string">
            <text:p>Imaginea produsului afisata pe pagina individuala corespunde produsului selectat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14">
          <table:table-cell table:style-name="ce5"/>
          <table:table-cell table:style-name="ce13" office:value-type="string">
            <text:p><text:span text:style-name="T1">15- </text:span><text:span text:style-name="T3">Afișare </text:span><text:span text:style-name="T3">descriere </text:span><text:span text:style-name="T3">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nume </text:span><text:span text:style-name="T5">produs</text:span></text:p>
            <text:p><text:span text:style-name="T5">4. Asteptare </text:span><text:span text:style-name="T5">afisare </text:span><text:span text:style-name="T5">descriere </text:span><text:span text:style-name="T5">produs</text:span></text:p>
          </table:table-cell>
          <table:table-cell table:style-name="ce21"/>
          <table:table-cell table:style-name="ce21" office:value-type="string">
            <text:p>Descrierea produsului afisata pe pagina individuala corespunde produsului selectat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4">
          <table:table-cell table:style-name="ce5"/>
          <table:table-cell table:style-name="ce13" office:value-type="string">
            <text:p><text:span text:style-name="T1">16- </text:span><text:span text:style-name="T3">Afișare </text:span><text:span text:style-name="T3">preț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nume </text:span><text:span text:style-name="T5">produs</text:span></text:p>
            <text:p><text:span text:style-name="T5">4. Asteptare </text:span><text:span text:style-name="T5">pret produs</text:span></text:p>
          </table:table-cell>
          <table:table-cell table:style-name="ce21"/>
          <table:table-cell table:style-name="ce21" office:value-type="string">
            <text:p>Pretul produsului afisat pe pagina individuala corespunde produsului selectat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15">
          <table:table-cell table:style-name="ce8"/>
          <table:table-cell table:style-name="ce13" office:value-type="string">
            <text:p><text:span text:style-name="T1">17- </text:span><text:span text:style-name="T3">Adăugare </text:span><text:span text:style-name="T3">produs în coș </text:span><text:span text:style-name="T3">din pagina </text:span><text:span text:style-name="T3">individu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nume </text:span><text:span text:style-name="T5">produs</text:span></text:p>
            <text:p><text:span text:style-name="T5">5. Click buton </text:span><text:span text:style-name="T5">"Add to cart"</text:span></text:p>
            <text:p><text:span text:style-name="T5">6. Asteptare </text:span><text:span text:style-name="T5">transformare </text:span><text:span text:style-name="T5">buton "Add to </text:span><text:span text:style-name="T5">cart" in </text:span><text:span text:style-name="T5">"Remove"</text:span></text:p>
          </table:table-cell>
          <table:table-cell table:style-name="ce9"/>
          <table:table-cell table:style-name="ce22" office:value-type="string">
            <text:p>Butonul „Add to cart” se transformă în „Remove” 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16">
          <table:table-cell table:style-name="ce9"/>
          <table:table-cell table:style-name="ce13" office:value-type="string">
            <text:p><text:span text:style-name="T1">18- </text:span><text:span text:style-name="T3">Eliminare </text:span><text:span text:style-name="T3">produs din </text:span><text:span text:style-name="T3">coș din </text:span><text:span text:style-name="T3">pagina </text:span><text:span text:style-name="T3">individuală</text:span></text:p>
          </table:table-cell>
          <table:table-cell table:style-name="ce9" office:value-type="string">
            <text:p>P2</text:p>
          </table:table-cell>
          <table:table-cell table:style-name="ce9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</text:span></text:p>
            <text:p><text:span text:style-name="T8">3.Click pe </text:span><text:span text:style-name="T8">numele unui </text:span><text:span text:style-name="T8">produs</text:span></text:p>
            <text:p><text:span text:style-name="T8">4. Așteptare </text:span><text:span text:style-name="T8">afișare </text:span><text:span text:style-name="T8">denumire </text:span><text:span text:style-name="T8">produs</text:span></text:p>
            <text:p><text:span text:style-name="T8">5. Click pe </text:span><text:span text:style-name="T8">butonul „Add </text:span><text:span text:style-name="T8">to cart”</text:span></text:p>
            <text:p><text:span text:style-name="T8">6. Așteptare </text:span><text:span text:style-name="T8">transformare </text:span><text:span text:style-name="T8">buton în </text:span><text:span text:style-name="T8">„Remove”</text:span></text:p>
            <text:p><text:span text:style-name="T8">7. Click pe </text:span><text:span text:style-name="T8">butonul </text:span><text:span text:style-name="T8">„Remove”</text:span></text:p>
            <text:p><text:span text:style-name="T8">8. Așteptare </text:span><text:span text:style-name="T8">transformare </text:span><text:span text:style-name="T8">buton în „Add </text:span><text:span text:style-name="T8">to cart”</text:span></text:p>
          </table:table-cell>
          <table:table-cell table:style-name="ce9"/>
          <table:table-cell table:style-name="ce22" office:value-type="string">
            <text:p>Butonul „Remove” se transformă în „Add to cart” 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17">
          <table:table-cell table:style-name="ce9"/>
          <table:table-cell table:style-name="ce13" office:value-type="string">
            <text:p><text:span text:style-name="T1">19- </text:span><text:span text:style-name="T3">Navigare </text:span><text:span text:style-name="T3">înapoi către </text:span><text:span text:style-name="T3">pagina </text:span><text:span text:style-name="T3">princip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</text:span></text:p>
            <text:p><text:span text:style-name="T8">3.Click pe </text:span><text:span text:style-name="T8">numele unui </text:span><text:span text:style-name="T8">produs</text:span></text:p>
            <text:p><text:span text:style-name="T8">4. Așteptare </text:span><text:span text:style-name="T8">afișare </text:span><text:span text:style-name="T8">denumire </text:span><text:span text:style-name="T8">produs</text:span></text:p>
            <text:p><text:span text:style-name="T8">5. Click pe </text:span><text:span text:style-name="T8">butonul </text:span><text:span text:style-name="T8">„Back to </text:span><text:span text:style-name="T8">products”</text:span></text:p>
            <text:p><text:span text:style-name="T8">6. Asteptare </text:span><text:span text:style-name="T8">butonul de </text:span><text:span text:style-name="T8">sortare</text:span></text:p>
          </table:table-cell>
          <table:table-cell table:style-name="ce9"/>
          <table:table-cell table:style-name="ce20" office:value-type="string">
            <text:p>Redirectionare efectuata cu succes catre pagina principala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18">
          <table:table-cell table:style-name="ce10" office:value-type="string" table:number-columns-spanned="1" table:number-rows-spanned="3">
            <text:p>Coșul de cumpărături</text:p>
          </table:table-cell>
          <table:table-cell table:style-name="ce12" office:value-type="string">
            <text:p><text:span text:style-name="T1">20– </text:span><text:span text:style-name="T3">Navigare </text:span><text:span text:style-name="T3">înapoi la </text:span><text:span text:style-name="T3">pagina cu </text:span><text:span text:style-name="T3">produs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Verificare </text:span><text:span text:style-name="T8">prezență </text:span><text:span text:style-name="T8">produs în coș </text:span><text:span text:style-name="T8">(afișare preț </text:span><text:span text:style-name="T8">produs)</text:span></text:p>
            <text:p><text:span text:style-name="T8">6. Click </text:span><text:span text:style-name="T8">meniul </text:span><text:span text:style-name="T8">“burger”</text:span></text:p>
            <text:p><text:span text:style-name="T8">7. Click buton </text:span><text:span text:style-name="T8">“All items”</text:span></text:p>
            <text:p><text:span text:style-name="T5">8. Asteptare </text:span><text:span text:style-name="T5">buton sortare </text:span><text:span text:style-name="T5">de pe pagina </text:span><text:span text:style-name="T5">principala</text:span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19">
          <table:covered-table-cell table:style-name="ce3"/>
          <table:table-cell table:style-name="ce12" office:value-type="string">
            <text:p><text:span text:style-name="T1">21 – </text:span><text:span text:style-name="T3">Eliminare </text:span><text:span text:style-name="T3">produs din </text:span><text:span text:style-name="T3">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Verificare </text:span><text:span text:style-name="T8">prezență </text:span><text:span text:style-name="T8">produs în coș </text:span><text:span text:style-name="T8">(afișare preț </text:span><text:span text:style-name="T8">produs)</text:span></text:p>
            <text:p><text:span text:style-name="T8">6. Click </text:span><text:span text:style-name="T8">butonul </text:span><text:span text:style-name="T8">“Remove”</text:span></text:p>
            <text:p><text:span text:style-name="T5">7. Verificare </text:span><text:span text:style-name="T5">absenta </text:span><text:span text:style-name="T5">produs din </text:span><text:span text:style-name="T5">cos</text:span></text:p>
            <text:p><text:span text:style-name="T5"/></text:p>
            <text:p><text:span text:style-name="T5"/></text:p>
          </table:table-cell>
          <table:table-cell table:style-name="ce21"/>
          <table:table-cell table:style-name="ce20" office:value-type="string">
            <text:p>Produsul adăugat nu se mai află în coș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20">
          <table:covered-table-cell table:style-name="ce4"/>
          <table:table-cell table:style-name="ce12" office:value-type="string">
            <text:p><text:span text:style-name="T1">22- </text:span><text:span text:style-name="T3">Continuare </text:span><text:span text:style-name="T3">cumpărături </text:span><text:span text:style-name="T3">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Verificare </text:span><text:span text:style-name="T8">prezență </text:span><text:span text:style-name="T8">produs în coș </text:span><text:span text:style-name="T8">(afișare preț </text:span><text:span text:style-name="T8">produs)</text:span></text:p>
            <text:p><text:span text:style-name="T8">6. Click pe </text:span><text:span text:style-name="T8">butonul </text:span><text:span text:style-name="T8">„Continue </text:span><text:span text:style-name="T8">Shopping”</text:span></text:p>
            <text:p><text:span text:style-name="T8">7. Așteptare </text:span><text:span text:style-name="T8">afișare pagină </text:span><text:span text:style-name="T8">principală cu </text:span><text:span text:style-name="T8">butonul de </text:span><text:span text:style-name="T8">sortare vizibil</text:span></text:p>
            <text:p><text:span text:style-name="T5"/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21">
          <table:table-cell table:style-name="ce5"/>
          <table:table-cell table:style-name="ce12" office:value-type="string">
            <text:p><text:span text:style-name="T1">23- </text:span><text:span text:style-name="T3">Inițiere </text:span><text:span text:style-name="T3">proces de </text:span><text:span text:style-name="T3">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Verificare </text:span><text:span text:style-name="T8">prezență </text:span><text:span text:style-name="T8">produs în coș </text:span><text:span text:style-name="T8">(afișare preț </text:span><text:span text:style-name="T8">produs)</text:span></text:p>
            <text:p><text:span text:style-name="T8">6. Click buton </text:span><text:span text:style-name="T8">“Checkout”</text:span></text:p>
            <text:p><text:span text:style-name="T8">7. Asteptare </text:span><text:span text:style-name="T8">afișare input </text:span><text:span text:style-name="T8">“First Name”</text:span></text:p>
          </table:table-cell>
          <table:table-cell table:style-name="ce21"/>
          <table:table-cell table:style-name="ce20" office:value-type="string">
            <text:p>Redirecționare cu succes către pagina de completare a informațiilor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22">
          <table:table-cell table:style-name="ce7" office:value-type="string" table:number-columns-spanned="1" table:number-rows-spanned="3">
            <text:p>Pagina de checkout</text:p>
          </table:table-cell>
          <table:table-cell table:style-name="ce12" office:value-type="string">
            <text:p><text:span text:style-name="T1">24– </text:span><text:span text:style-name="T3">Anulare </text:span><text:span text:style-name="T3">proces de </text:span><text:span text:style-name="T3">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lick pe </text:span><text:span text:style-name="T8">butonul </text:span><text:span text:style-name="T8">“Cancel”</text:span></text:p>
            <text:p><text:span text:style-name="T8">7. Asteptare </text:span><text:span text:style-name="T8">buton </text:span><text:span text:style-name="T8">“Checkout”</text:span></text:p>
            <text:p><text:span text:style-name="T5"/></text:p>
          </table:table-cell>
          <table:table-cell table:style-name="ce21"/>
          <table:table-cell table:style-name="ce21" office:value-type="string">
            <text:p>Redirecționare cu succes către pagina coșului de cumpărături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23">
          <table:covered-table-cell table:style-name="ce3"/>
          <table:table-cell table:style-name="ce12" office:value-type="string">
            <text:p><text:span text:style-name="T1">25 – </text:span><text:span text:style-name="T3">Click pe </text:span><text:span text:style-name="T3">butonul </text:span><text:span text:style-name="T3">„Continue” cu </text:span><text:span text:style-name="T3">toate </text:span><text:span text:style-name="T3">câmpurile </text:span><text:span text:style-name="T3">necompletat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oar </text:span><text:span text:style-name="T8">câmpurile </text:span><text:span text:style-name="T8">„Last Name” </text:span><text:span text:style-name="T8">și „Postal </text:span><text:span text:style-name="T8">Code”</text:span></text:p>
            <text:p><text:span text:style-name="T5">7. Click pe </text:span><text:span text:style-name="T5">butonul </text:span><text:span text:style-name="T5">continue</text:span></text:p>
            <text:p><text:span text:style-name="T5"/></text:p>
          </table:table-cell>
          <table:table-cell table:style-name="ce21" office:value-type="string">
            <text:p>6. “ ”, “Abc”, “456”</text:p>
          </table:table-cell>
          <table:table-cell table:style-name="ce20" office:value-type="string">
            <text:p>Mesaj eroare : “Error: First Name is required”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20">
          <table:covered-table-cell table:style-name="ce4"/>
          <table:table-cell table:style-name="ce13" office:value-type="string">
            <text:p><text:span text:style-name="T5">26- </text:span><text:span text:style-name="T6">Click pe </text:span><text:span text:style-name="T6">butonul </text:span><text:span text:style-name="T6">„Continue” </text:span><text:span text:style-name="T6">fără </text:span><text:span text:style-name="T6">completarea </text:span><text:span text:style-name="T6">câmpului </text:span><text:span text:style-name="T6">„La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oar </text:span><text:span text:style-name="T8">câmpurile </text:span><text:span text:style-name="T8">„First Name” </text:span><text:span text:style-name="T8">și „Postal </text:span><text:span text:style-name="T8">Code”</text:span></text:p>
            <text:p><text:span text:style-name="T5">7. Click pe </text:span><text:span text:style-name="T5">butonul </text:span><text:span text:style-name="T5">continue</text:span></text:p>
            <text:p><text:span text:style-name="T5"/></text:p>
          </table:table-cell>
          <table:table-cell table:style-name="ce21" office:value-type="string">
            <text:p>6. <text:s/>“Abc”, “ ”, “456”</text:p>
          </table:table-cell>
          <table:table-cell table:style-name="ce21" office:value-type="string">
            <text:p>Mesaj eroare: “Error: Last Name is required”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24">
          <table:table-cell table:style-name="ce5"/>
          <table:table-cell table:style-name="ce12" office:value-type="string">
            <text:p><text:span text:style-name="T1">27- </text:span><text:span text:style-name="T4">Click pe </text:span><text:span text:style-name="T4">butonul </text:span><text:span text:style-name="T4">„Continue” </text:span><text:span text:style-name="T4">fără </text:span><text:span text:style-name="T4">completarea </text:span><text:span text:style-name="T4">câmpului </text:span><text:span text:style-name="T4">„Fir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oar </text:span><text:span text:style-name="T8">câmpurile și </text:span><text:span text:style-name="T8">„Last Name” </text:span><text:span text:style-name="T8">și „Postal </text:span><text:span text:style-name="T8">Code”</text:span></text:p>
            <text:p><text:span text:style-name="T5">7. Click pe </text:span><text:span text:style-name="T5">butonul </text:span><text:span text:style-name="T5">continue</text:span></text:p>
            <text:p><text:span text:style-name="T5"/></text:p>
          </table:table-cell>
          <table:table-cell table:style-name="ce21" office:value-type="string">
            <text:p>6. <text:s/>“”, “Abc”, “456”</text:p>
          </table:table-cell>
          <table:table-cell table:style-name="ce21" office:value-type="string">
            <text:p>Mesaj eroare: “Error: First Name is required”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25">
          <table:table-cell table:style-name="ce5"/>
          <table:table-cell table:style-name="ce12" office:value-type="string">
            <text:p><text:span text:style-name="T5">28- </text:span><text:span text:style-name="T7">Click pe </text:span><text:span text:style-name="T7">butonul </text:span><text:span text:style-name="T7">„Continue” </text:span><text:span text:style-name="T7">fără </text:span><text:span text:style-name="T7">completarea </text:span><text:span text:style-name="T7">câmpului </text:span><text:span text:style-name="T7">„Postal Cod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oar </text:span><text:span text:style-name="T8">câmpurile și </text:span><text:span text:style-name="T8">„Last Name” </text:span><text:span text:style-name="T8">și „Postal </text:span><text:span text:style-name="T8">Code”</text:span></text:p>
            <text:p><text:span text:style-name="T5">7. Click pe </text:span><text:span text:style-name="T5">butonul </text:span><text:span text:style-name="T5">continue</text:span></text:p>
            <text:p><text:span text:style-name="T5"/></text:p>
          </table:table-cell>
          <table:table-cell table:style-name="ce21" office:value-type="string">
            <text:p>6. <text:s/>“Abc”, “Abc”, “ ”</text:p>
          </table:table-cell>
          <table:table-cell table:style-name="ce21" office:value-type="string">
            <text:p>Mesaj eroare: “Error: Postal Code is required”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26">
          <table:table-cell table:style-name="ce5"/>
          <table:table-cell table:style-name="ce12" office:value-type="string">
            <text:p><text:span text:style-name="T5">29- </text:span><text:span text:style-name="T7">Click pe </text:span><text:span text:style-name="T7">butonul </text:span><text:span text:style-name="T7">„Continue” cu </text:span><text:span text:style-name="T7">toate </text:span><text:span text:style-name="T7">câmpurile </text:span><text:span text:style-name="T7">completate </text:span><text:span text:style-name="T7">corec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Completare </text:span><text:span text:style-name="T8">campuri cu </text:span><text:span text:style-name="T8">date corecte</text:span></text:p>
            <text:p><text:span text:style-name="T5">7. Click pe </text:span><text:span text:style-name="T5">butonul </text:span><text:span text:style-name="T5">continue</text:span></text:p>
            <text:p><text:span text:style-name="T5">8. Asteptare </text:span><text:span text:style-name="T5">buton </text:span><text:span text:style-name="T5">“Finish”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Checkout: Overview</text:p>
          </table:table-cell>
          <table:table-cell table:style-name="ce9"/>
          <table:table-cell table:style-name="ce25"/>
          <table:table-cell table:style-name="ce26"/>
          <table:table-cell table:number-columns-repeated="1014"/>
        </table:table-row>
        <table:table-row table:style-name="ro27">
          <table:table-cell table:style-name="ce7" office:value-type="string" table:number-columns-spanned="1" table:number-rows-spanned="3">
            <text:p>Pagina de checkout – Overview</text:p>
          </table:table-cell>
          <table:table-cell table:style-name="ce12" office:value-type="string">
            <text:p><text:span text:style-name="T1">30– </text:span><text:span text:style-name="T3">Navigare </text:span><text:span text:style-name="T3">către pagina </text:span><text:span text:style-name="T3">individuală a </text:span><text:span text:style-name="T3">produsului </text:span><text:span text:style-name="T3">prin click pe </text:span><text:span text:style-name="T3">produs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ate corecte</text:span></text:p>
            <text:p><text:span text:style-name="T8">7. Click pe un </text:span><text:span text:style-name="T8">produs din </text:span><text:span text:style-name="T8">cos</text:span></text:p>
            <text:p><text:span text:style-name="T8">8. Așteptare </text:span><text:span text:style-name="T8">afișare pagina </text:span><text:span text:style-name="T8">individuala </text:span><text:span text:style-name="T8">produs</text:span></text:p>
          </table:table-cell>
          <table:table-cell table:style-name="ce21"/>
          <table:table-cell table:style-name="ce21" office:value-type="string">
            <text:p>Redirecționare cu succes către pagina individuala a produsului</text:p>
          </table:table-cell>
          <table:table-cell table:number-columns-repeated="2"/>
          <table:table-cell table:style-name="ce27"/>
          <table:table-cell table:number-columns-repeated="1014"/>
        </table:table-row>
        <table:table-row table:style-name="ro27">
          <table:covered-table-cell table:style-name="ce3"/>
          <table:table-cell table:style-name="ce12" office:value-type="string">
            <text:p><text:span text:style-name="T1">31 – </text:span><text:span text:style-name="T3">Anulare </text:span><text:span text:style-name="T3">comandă prin </text:span><text:span text:style-name="T3">butonul </text:span><text:span text:style-name="T3">„Cancel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ate corecte</text:span></text:p>
            <text:p><text:span text:style-name="T8">7. Click buton </text:span><text:span text:style-name="T8">“Cancel”</text:span></text:p>
            <text:p><text:span text:style-name="T8">8. Așteptare </text:span><text:span text:style-name="T8">afișare pagina </text:span><text:span text:style-name="T8">principala</text:span></text:p>
          </table:table-cell>
          <table:table-cell table:style-name="ce21"/>
          <table:table-cell table:style-name="ce21" office:value-type="string">
            <text:p>Redirecționare cu succes către pagina principala </text:p>
          </table:table-cell>
          <table:table-cell table:number-columns-repeated="2"/>
          <table:table-cell table:style-name="ce27"/>
          <table:table-cell table:number-columns-repeated="1014"/>
        </table:table-row>
        <table:table-row table:style-name="ro28">
          <table:covered-table-cell table:style-name="ce4"/>
          <table:table-cell table:style-name="ce14" office:value-type="string">
            <text:p><text:span text:style-name="T1">32- </text:span><text:span text:style-name="T3">Finalizare </text:span><text:span text:style-name="T3">comandă </text:span><text:span text:style-name="T3">prin click pe </text:span><text:span text:style-name="T3">„Finish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ate corecte</text:span></text:p>
            <text:p><text:span text:style-name="T8">7. Click buton </text:span><text:span text:style-name="T8">“Finish”</text:span></text:p>
            <text:p><text:span text:style-name="T8">8. Așteptare </text:span><text:span text:style-name="T8">mesaj de </text:span><text:span text:style-name="T8">finalizare</text:span></text:p>
          </table:table-cell>
          <table:table-cell table:style-name="ce21"/>
          <table:table-cell table:style-name="ce21" office:value-type="string">
            <text:p>Mesaj afisat “Thank you for your order!”</text:p>
          </table:table-cell>
          <table:table-cell table:number-columns-repeated="2"/>
          <table:table-cell table:style-name="ce27"/>
          <table:table-cell table:number-columns-repeated="1014"/>
        </table:table-row>
        <table:table-row table:style-name="ro29">
          <table:table-cell table:style-name="ce5"/>
          <table:table-cell table:style-name="ce12" office:value-type="string">
            <text:p><text:span text:style-name="T5">33- </text:span><text:span text:style-name="T7">Testare </text:span><text:span text:style-name="T7">funcționalitat</text:span><text:span text:style-name="T7">e buton „Back </text:span><text:span text:style-name="T7">Home” care </text:span><text:span text:style-name="T7">redirecționeaz</text:span><text:span text:style-name="T7">ă către pagina </text:span><text:span text:style-name="T7">princip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ate corecte</text:span></text:p>
            <text:p><text:span text:style-name="T8">7. Click buton </text:span><text:span text:style-name="T8">“Finish”</text:span></text:p>
            <text:p><text:span text:style-name="T8">8. Click buton </text:span><text:span text:style-name="T8">“Back home”</text:span></text:p>
            <text:p><text:span text:style-name="T8">9. Asteptare </text:span><text:span text:style-name="T8">butonul de </text:span><text:span text:style-name="T8">sortare de pe </text:span><text:span text:style-name="T8">pagina </text:span><text:span text:style-name="T8">principala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principala </text:p>
          </table:table-cell>
          <table:table-cell table:number-columns-repeated="2"/>
          <table:table-cell table:style-name="ce27"/>
          <table:table-cell table:number-columns-repeated="1014"/>
        </table:table-row>
        <table:table-row table:style-name="ro30" table:number-rows-repeated="185">
          <table:table-cell/>
          <table:table-cell table:style-name="ce15"/>
          <table:table-cell table:number-columns-repeated="2"/>
          <table:table-cell table:style-name="ce15"/>
          <table:table-cell table:number-columns-repeated="4"/>
          <table:table-cell table:style-name="ce27"/>
          <table:table-cell table:number-columns-repeated="1014"/>
        </table:table-row>
        <table:table-row table:style-name="ro30" table:number-rows-repeated="780">
          <table:table-cell table:number-columns-repeated="1024"/>
        </table:table-row>
        <table:table-row table:style-name="ro31" table:number-rows-repeated="1047576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33">
          <table:table-cell table:style-name="ce28" office:value-type="string">
            <text:p>Total tests</text:p>
          </table:table-cell>
          <table:table-cell table:style-name="ce28" office:value-type="string">
            <text:p>Nb of Pass test</text:p>
          </table:table-cell>
          <table:table-cell table:style-name="ce28" office:value-type="string">
            <text:p>Nb of Failed test</text:p>
          </table:table-cell>
          <table:table-cell table:style-name="ce28" office:value-type="string">
            <text:p>Nb. Of Blocked tests</text:p>
          </table:table-cell>
          <table:table-cell table:style-name="ce28" office:value-type="string">
            <text:p>Total test covered</text:p>
          </table:table-cell>
          <table:table-cell table:style-name="ce28" office:value-type="string">
            <text:p>Blocked Tests%</text:p>
          </table:table-cell>
          <table:table-cell table:style-name="ce28" office:value-type="string">
            <text:p>Failed test%</text:p>
          </table:table-cell>
          <table:table-cell table:style-name="ce28" office:value-type="string">
            <text:p>Pass test %</text:p>
          </table:table-cell>
          <table:table-cell table:style-name="ce28" office:value-type="string">
            <text:p>Total test covered</text:p>
          </table:table-cell>
          <table:table-cell table:number-columns-repeated="1015"/>
        </table:table-row>
        <table:table-row table:style-name="ro34">
          <table:table-cell table:style-name="ce29" table:formula="of:=COUNTIF([$TestCases.B2:.B59];&quot;*&quot;)" office:value-type="float" office:value="0">
            <text:p>0</text:p>
          </table:table-cell>
          <table:table-cell table:style-name="ce29" table:formula="of:=COUNTIF([$TestCases.I2:.O59];&quot;Pass&quot;)" office:value-type="float" office:value="0">
            <text:p>0</text:p>
          </table:table-cell>
          <table:table-cell table:style-name="ce29" table:formula="of:=COUNTIF([$TestCases.I2:.I59];&quot;Fail&quot;)" office:value-type="float" office:value="0">
            <text:p>0</text:p>
          </table:table-cell>
          <table:table-cell table:style-name="ce29" table:formula="of:=COUNTIF([$TestCases.I2:.I59];&quot;Blocked&quot;)" office:value-type="float" office:value="0">
            <text:p>0</text:p>
          </table:table-cell>
          <table:table-cell table:style-name="ce29" table:formula="of:=[.B2]+[.C2]" office:value-type="float" office:value="0">
            <text:p>0</text:p>
          </table:table-cell>
          <table:table-cell table:style-name="ce30" table:formula="of:=([.D2]/[.A2])*100" office:value-type="float" office:value="0">
            <text:p>#DIV/0!</text:p>
          </table:table-cell>
          <table:table-cell table:style-name="ce31" table:formula="of:=([.C2]/[.A2])*100" office:value-type="float" office:value="0">
            <text:p>#DIV/0!</text:p>
          </table:table-cell>
          <table:table-cell table:style-name="ce30" table:formula="of:=([.B2]/[.A2])*100" office:value-type="float" office:value="0">
            <text:p>#DIV/0!</text:p>
          </table:table-cell>
          <table:table-cell table:style-name="ce32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30" table:number-rows-repeated="998">
          <table:table-cell table:number-columns-repeated="1024"/>
        </table:table-row>
        <table:table-row table:style-name="ro31" table:number-rows-repeated="1047575">
          <table:table-cell table:number-columns-repeated="1024"/>
        </table:table-row>
        <table:table-row table:style-name="ro3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9">05/19/2025</text:date>, <text:time>18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9T18:50:03.64</dc:date>
    <dc:creator>Alexandra Felecan</dc:creator>
    <meta:generator>OpenOffice/4.1.15$Win32 OpenOffice.org_project/4115m2$Build-9813</meta:generator>
    <meta:editing-duration>PT2H30M18S</meta:editing-duration>
    <meta:editing-cycles>13</meta:editing-cycles>
    <meta:document-statistic meta:table-count="2" meta:cell-count="177" meta:object-count="0"/>
  </office:meta>
</office:document-meta>
</file>